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F0" style:family="paragraph">
      <style:paragraph-properties fo:break-before="page"/>
    </style:style>
    <style:style style:name="P8" style:parent-style-name="Standard" style:family="paragraph">
      <style:paragraph-properties fo:text-align="center"/>
      <style:text-properties fo:font-size="48pt" style:font-size-asian="48pt" style:font-size-complex="48pt"/>
    </style:style>
    <style:style style:name="P9" style:parent-style-name="Standard" style:family="paragraph">
      <style:paragraph-properties fo:text-align="center"/>
      <style:text-properties fo:font-size="36pt" style:font-size-asian="36pt" style:font-size-complex="36pt"/>
    </style:style>
    <style:style style:name="P10" style:parent-style-name="Standard" style:family="paragraph">
      <style:paragraph-properties fo:text-align="center"/>
    </style:style>
    <style:style style:name="P11" style:parent-style-name="Standard" style:family="paragraph">
      <style:paragraph-properties fo:text-align="center"/>
    </style:style>
    <style:style style:name="P12" style:parent-style-name="Standard" style:family="paragraph">
      <style:paragraph-properties fo:text-align="center"/>
    </style:style>
    <style:style style:name="P13" style:parent-style-name="Standard" style:family="paragraph">
      <style:paragraph-properties fo:text-align="center"/>
    </style:style>
    <style:style style:name="P14" style:parent-style-name="Standard" style:family="paragraph">
      <style:paragraph-properties fo:text-align="center"/>
    </style:style>
    <style:style style:name="P15" style:parent-style-name="Standard" style:family="paragraph">
      <style:paragraph-properties fo:text-align="center"/>
    </style:style>
    <style:style style:name="P16" style:parent-style-name="Standard" style:family="paragraph">
      <style:paragraph-properties fo:text-align="center"/>
    </style:style>
    <style:style style:name="P17" style:parent-style-name="Standard" style:family="paragraph">
      <style:paragraph-properties fo:text-align="center"/>
      <style:text-properties fo:font-size="24pt" style:font-size-asian="24pt" style:font-size-complex="24pt"/>
    </style:style>
    <style:style style:name="P18" style:parent-style-name="Standard" style:family="paragraph">
      <style:paragraph-properties fo:text-align="center"/>
    </style:style>
    <style:style style:name="P19" style:parent-style-name="Standard" style:family="paragraph">
      <style:paragraph-properties fo:text-align="center"/>
    </style:style>
    <style:style style:name="P20" style:parent-style-name="Standard" style:family="paragraph">
      <style:paragraph-properties fo:text-align="center"/>
    </style:style>
    <style:style style:name="P21" style:parent-style-name="Standard" style:family="paragraph">
      <style:paragraph-properties fo:text-align="center"/>
    </style:style>
    <style:style style:name="P22" style:parent-style-name="Standard" style:family="paragraph">
      <style:text-properties fo:font-size="8pt" style:font-size-asian="8pt" style:font-size-complex="8pt"/>
    </style:style>
    <style:style style:name="P23" style:parent-style-name="Standard" style:family="paragraph">
      <style:text-properties fo:font-style="italic" style:font-style-asian="italic" style:font-style-complex="italic" fo:font-size="8pt" style:font-size-asian="8pt" style:font-size-complex="8pt"/>
    </style:style>
    <style:style style:name="P24" style:parent-style-name="Standard" style:family="paragraph">
      <style:text-properties fo:font-style="italic" style:font-style-asian="italic" style:font-style-complex="italic" fo:font-size="8pt" style:font-size-asian="8pt" style:font-size-complex="8pt"/>
    </style:style>
    <style:style style:name="P25" style:parent-style-name="Standard" style:family="paragraph">
      <style:paragraph-properties fo:break-before="page"/>
      <style:text-properties fo:font-weight="bold" style:font-weight-asian="bold" style:font-weight-complex="bold"/>
    </style:style>
    <style:style style:name="P26" style:parent-style-name="TOC1" style:family="paragraph">
      <style:paragraph-properties>
        <style:tab-stops>
          <style:tab-stop style:type="right" style:leader-style="dotted" style:leader-text="." style:position="6.6861in"/>
        </style:tab-stops>
      </style:paragraph-properties>
    </style:style>
    <style:style style:name="P27" style:parent-style-name="TOC1" style:family="paragraph">
      <style:paragraph-properties>
        <style:tab-stops>
          <style:tab-stop style:type="right" style:leader-style="dotted" style:leader-text="." style:position="6.6861in"/>
        </style:tab-stops>
      </style:paragraph-properties>
    </style:style>
    <style:style style:name="P28" style:parent-style-name="TOC1" style:family="paragraph">
      <style:paragraph-properties>
        <style:tab-stops>
          <style:tab-stop style:type="right" style:leader-style="dotted" style:leader-text="." style:position="6.6861in"/>
        </style:tab-stops>
      </style:paragraph-properties>
    </style:style>
    <style:style style:name="P29" style:parent-style-name="TOC2" style:family="paragraph">
      <style:paragraph-properties>
        <style:tab-stops>
          <style:tab-stop style:type="right" style:leader-style="dotted" style:leader-text="." style:position="6.5194in"/>
        </style:tab-stops>
      </style:paragraph-properties>
    </style:style>
    <style:style style:name="P30" style:parent-style-name="TOC2" style:family="paragraph">
      <style:paragraph-properties>
        <style:tab-stops>
          <style:tab-stop style:type="right" style:leader-style="dotted" style:leader-text="." style:position="6.5194in"/>
        </style:tab-stops>
      </style:paragraph-properties>
    </style:style>
    <style:style style:name="P31" style:parent-style-name="TOC2" style:family="paragraph">
      <style:paragraph-properties>
        <style:tab-stops>
          <style:tab-stop style:type="right" style:leader-style="dotted" style:leader-text="." style:position="6.5194in"/>
        </style:tab-stops>
      </style:paragraph-properties>
    </style:style>
    <style:style style:name="P32" style:parent-style-name="TOC2" style:family="paragraph">
      <style:paragraph-properties>
        <style:tab-stops>
          <style:tab-stop style:type="right" style:leader-style="dotted" style:leader-text="." style:position="6.5194in"/>
        </style:tab-stops>
      </style:paragraph-properties>
    </style:style>
    <style:style style:name="P33" style:parent-style-name="TOC1" style:family="paragraph">
      <style:paragraph-properties>
        <style:tab-stops>
          <style:tab-stop style:type="right" style:leader-style="dotted" style:leader-text="." style:position="6.6861in"/>
        </style:tab-stops>
      </style:paragraph-properties>
    </style:style>
    <style:style style:name="P34" style:parent-style-name="TOC2" style:family="paragraph">
      <style:paragraph-properties>
        <style:tab-stops>
          <style:tab-stop style:type="right" style:leader-style="dotted" style:leader-text="." style:position="6.5194in"/>
        </style:tab-stops>
      </style:paragraph-properties>
    </style:style>
    <style:style style:name="P35" style:parent-style-name="TOC2" style:family="paragraph">
      <style:paragraph-properties>
        <style:tab-stops>
          <style:tab-stop style:type="right" style:leader-style="dotted" style:leader-text="." style:position="6.5194in"/>
        </style:tab-stops>
      </style:paragraph-properties>
    </style:style>
    <style:style style:name="P36" style:parent-style-name="TOC2" style:family="paragraph">
      <style:paragraph-properties>
        <style:tab-stops>
          <style:tab-stop style:type="right" style:leader-style="dotted" style:leader-text="." style:position="6.5194in"/>
        </style:tab-stops>
      </style:paragraph-properties>
    </style:style>
    <style:style style:name="P37" style:parent-style-name="TOC2" style:family="paragraph">
      <style:paragraph-properties>
        <style:tab-stops>
          <style:tab-stop style:type="right" style:leader-style="dotted" style:leader-text="." style:position="6.5194in"/>
        </style:tab-stops>
      </style:paragraph-properties>
    </style:style>
    <style:style style:name="P38" style:parent-style-name="TOC2" style:family="paragraph">
      <style:paragraph-properties>
        <style:tab-stops>
          <style:tab-stop style:type="right" style:leader-style="dotted" style:leader-text="." style:position="6.5194in"/>
        </style:tab-stops>
      </style:paragraph-properties>
    </style:style>
    <style:style style:name="P39" style:parent-style-name="TOC2" style:family="paragraph">
      <style:paragraph-properties>
        <style:tab-stops>
          <style:tab-stop style:type="right" style:leader-style="dotted" style:leader-text="." style:position="6.5194in"/>
        </style:tab-stops>
      </style:paragraph-properties>
    </style:style>
    <style:style style:name="P40" style:parent-style-name="TOC3" style:family="paragraph">
      <style:paragraph-properties>
        <style:tab-stops>
          <style:tab-stop style:type="right" style:leader-style="dotted" style:leader-text="." style:position="6.3527in"/>
        </style:tab-stops>
      </style:paragraph-properties>
    </style:style>
    <style:style style:name="P41" style:parent-style-name="Normal" style:family="paragraph">
      <style:paragraph-properties fo:break-before="page"/>
    </style:style>
    <style:style style:name="TableColumn43" style:family="table-column">
      <style:table-column-properties style:column-width="0.7854in" style:use-optimal-column-width="false"/>
    </style:style>
    <style:style style:name="TableColumn44" style:family="table-column">
      <style:table-column-properties style:column-width="3.9493in" style:use-optimal-column-width="false"/>
    </style:style>
    <style:style style:name="TableColumn45" style:family="table-column">
      <style:table-column-properties style:column-width="1.0416in" style:use-optimal-column-width="false"/>
    </style:style>
    <style:style style:name="TableColumn46" style:family="table-column">
      <style:table-column-properties style:column-width="0.9166in" style:use-optimal-column-width="false"/>
    </style:style>
    <style:style style:name="Table42" style:family="table">
      <style:table-properties style:width="6.693in" fo:margin-left="0in" table:align="left"/>
    </style:style>
    <style:style style:name="TableRow47" style:family="table-row">
      <style:table-row-properties style:use-optimal-row-height="false"/>
    </style:style>
    <style:style style:name="TableCell48"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TableCell49"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TableCell50"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TableCell51" style:family="table-cell">
      <style:table-cell-properties fo:border="0.0034in solid #000000" fo:background-color="#CCCCCC" style:writing-mode="lr-tb" fo:padding-top="0.0381in" fo:padding-left="0.0381in" fo:padding-bottom="0.0381in" fo:padding-right="0.0381in"/>
    </style:style>
    <style:style style:name="TableRow52" style:family="table-row">
      <style:table-row-properties style:use-optimal-row-height="false"/>
    </style:style>
    <style:style style:name="TableCell53" style:family="table-cell">
      <style:table-cell-properties fo:border="0.0069in solid #000000" style:writing-mode="lr-tb" fo:padding-top="0.0381in" fo:padding-left="0.0381in" fo:padding-bottom="0.0381in" fo:padding-right="0.0381in"/>
    </style:style>
    <style:style style:name="P54" style:parent-style-name="TableContents" style:family="paragraph">
      <style:paragraph-properties fo:text-align="center"/>
    </style:style>
    <style:style style:name="TableCell55" style:family="table-cell">
      <style:table-cell-properties fo:border="0.0069in solid #000000" style:writing-mode="lr-tb" fo:padding-top="0.0381in" fo:padding-left="0.0381in" fo:padding-bottom="0.0381in" fo:padding-right="0.0381in"/>
    </style:style>
    <style:style style:name="P56" style:parent-style-name="TableContents" style:family="paragraph">
      <style:text-properties fo:font-style="italic" style:font-style-asian="italic" style:font-style-complex="italic"/>
    </style:style>
    <style:style style:name="TableCell57" style:family="table-cell">
      <style:table-cell-properties fo:border="0.0069in solid #000000" style:writing-mode="lr-tb" fo:padding-top="0.0381in" fo:padding-left="0.0381in" fo:padding-bottom="0.0381in" fo:padding-right="0.0381in"/>
    </style:style>
    <style:style style:name="TableCell58" style:family="table-cell">
      <style:table-cell-properties fo:border="0.0069in solid #000000" style:writing-mode="lr-tb" fo:padding-top="0.0381in" fo:padding-left="0.0381in" fo:padding-bottom="0.0381in" fo:padding-right="0.0381in"/>
    </style:style>
    <style:style style:name="P59" style:parent-style-name="TableContents" style:family="paragraph">
      <style:paragraph-properties fo:text-align="end"/>
    </style:style>
    <style:style style:name="P60" style:parent-style-name="Normal" style:family="paragraph">
      <style:paragraph-properties fo:break-before="page"/>
    </style:style>
    <style:style style:name="P61" style:parent-style-name="Heading1" style:family="paragraph">
      <style:paragraph-properties fo:break-before="page"/>
    </style:style>
    <style:style style:name="P62" style:parent-style-name="Normal" style:family="paragraph">
      <style:paragraph-properties fo:margin-bottom="0in"/>
    </style:style>
    <style:style style:name="P63" style:parent-style-name="Normal" style:family="paragraph">
      <style:paragraph-properties fo:margin-bottom="0in"/>
    </style:style>
    <style:style style:name="P64" style:parent-style-name="Normal" style:family="paragraph">
      <style:paragraph-properties fo:margin-bottom="0in"/>
    </style:style>
    <style:style style:name="P65" style:parent-style-name="ListParagraph" style:family="paragraph">
      <style:paragraph-properties fo:margin-bottom="0in"/>
    </style:style>
    <style:style style:name="P66" style:parent-style-name="ListParagraph" style:family="paragraph">
      <style:paragraph-properties fo:margin-bottom="0in"/>
    </style:style>
    <style:style style:name="P67" style:parent-style-name="ListParagraph" style:family="paragraph">
      <style:paragraph-properties fo:margin-bottom="0in"/>
    </style:style>
    <style:style style:name="P68" style:parent-style-name="ListParagraph" style:family="paragraph">
      <style:paragraph-properties fo:margin-bottom="0in"/>
    </style:style>
    <style:style style:name="P69" style:parent-style-name="Normal" style:family="paragraph">
      <style:paragraph-properties fo:margin-bottom="0in"/>
    </style:style>
    <style:style style:name="P70" style:parent-style-name="Normal" style:family="paragraph">
      <style:paragraph-properties fo:margin-bottom="0in"/>
    </style:style>
    <style:style style:name="P71" style:parent-style-name="Normal" style:family="paragraph">
      <style:paragraph-properties fo:margin-bottom="0in"/>
    </style:style>
    <style:style style:name="P72" style:parent-style-name="Normal" style:family="paragraph">
      <style:paragraph-properties fo:margin-bottom="0in"/>
    </style:style>
    <style:style style:name="P73" style:parent-style-name="Normal" style:family="paragraph">
      <style:paragraph-properties fo:margin-bottom="0in"/>
    </style:style>
    <style:style style:name="P74" style:parent-style-name="Normal" style:family="paragraph">
      <style:paragraph-properties fo:margin-bottom="0in"/>
    </style:style>
    <style:style style:name="P75" style:parent-style-name="Normal" style:family="paragraph">
      <style:paragraph-properties fo:margin-bottom="0in"/>
    </style:style>
    <style:style style:name="P76" style:parent-style-name="Normal" style:family="paragraph">
      <style:paragraph-properties fo:margin-bottom="0in"/>
    </style:style>
    <style:style style:name="P77" style:parent-style-name="Normal" style:family="paragraph">
      <style:paragraph-properties fo:margin-bottom="0in"/>
    </style:style>
    <style:style style:name="P78" style:parent-style-name="Normal" style:family="paragraph">
      <style:paragraph-properties fo:margin-bottom="0in"/>
    </style:style>
    <style:style style:name="P79" style:parent-style-name="Normal" style:family="paragraph">
      <style:paragraph-properties fo:margin-bottom="0in"/>
    </style:style>
    <style:style style:name="P80" style:parent-style-name="Normal" style:family="paragraph">
      <style:paragraph-properties fo:margin-bottom="0in"/>
    </style:style>
    <style:style style:name="P81" style:parent-style-name="Heading1" style:family="paragraph">
      <style:paragraph-properties fo:break-before="page"/>
    </style:style>
    <style:style style:name="T82" style:parent-style-name="DefaultParagraphFont" style:family="text">
      <style:text-properties style:text-position="super 66.6%"/>
    </style:style>
    <style:style style:name="P83" style:parent-style-name="ListParagraph" style:family="paragraph"/>
    <style:style style:name="P84" style:parent-style-name="ListParagraph" style:family="paragraph"/>
    <style:style style:name="P85" style:parent-style-name="ListParagraph" style:family="paragraph"/>
    <style:style style:name="P86" style:parent-style-name="ListParagraph" style:family="paragraph">
      <style:paragraph-properties fo:margin-bottom="0in" fo:margin-left="0in">
        <style:tab-stops/>
      </style:paragraph-properties>
    </style:style>
  </office:automatic-styles>
  <office:body>
    <office:text text:use-soft-page-breaks="true">
      <text:p text:style-name="P1"/>
      <text:p text:style-name="Standard"/>
      <text:p text:style-name="Standard"/>
      <text:p text:style-name="Standard"/>
      <text:p text:style-name="Standard"/>
      <text:p text:style-name="Standard"/>
      <text:p text:style-name="Standard"/>
      <text:p text:style-name="P8">Casal2</text:p>
      <text:p text:style-name="P9">Third-Party Libraries</text:p>
      <text:p text:style-name="P10"/>
      <text:p text:style-name="P11"/>
      <text:p text:style-name="P12"/>
      <text:p text:style-name="P13"/>
      <text:p text:style-name="P14"/>
      <text:p text:style-name="P15"/>
      <text:p text:style-name="P16"/>
      <text:p text:style-name="P17">v2019.12</text:p>
      <text:p text:style-name="P18"/>
      <text:p text:style-name="P19"/>
      <text:p text:style-name="P20"/>
      <text:p text:style-name="P2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2">Author:</text:p>
      <text:p text:style-name="P23">Scott Rasmussen</text:p>
      <text:p text:style-name="P24">scott@zaita.com</text:p>
      <text:soft-page-break/>
      <text:p text:style-name="P25">Table of Contents:</text:p>
      <text:table-of-content text:name="_TOC0">
        <text:table-of-content-source text:outline-level="9" text:use-outline-level="false" text:use-index-marks="false" text:use-index-source-styles="tru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index-source-styles text:outline-level="1">
            <text:index-source-style text:style-name="Heading1"/>
          </text:index-source-styles>
          <text:index-source-styles text:outline-level="2">
            <text:index-source-style text:style-name="Heading2"/>
          </text:index-source-styles>
          <text:index-source-styles text:outline-level="3">
            <text:index-source-style text:style-name="Heading3"/>
          </text:index-source-styles>
        </text:table-of-content-source>
        <text:index-body>
          <text:p text:style-name="P26"><text:a xlink:href="#_Toc27381112" office:target-frame-name="_top" xlink:show="replace"><text:span text:style-name="Hyperlink">Document History</text:span><text:tab/>3</text:a></text:p>
          <text:p text:style-name="P27"><text:a xlink:href="#_Toc27381113" office:target-frame-name="_top" xlink:show="replace"><text:span text:style-name="Hyperlink">Casal2 Overview</text:span><text:tab/>4</text:a></text:p>
          <text:p text:style-name="P28"><text:a xlink:href="#_Toc27381114" office:target-frame-name="_top" xlink:show="replace"><text:span text:style-name="Hyperlink">New Third-Party Library Considerations</text:span><text:tab/>5</text:a></text:p>
          <text:p text:style-name="P29"><text:a xlink:href="#_Toc27381115" office:target-frame-name="_top" xlink:show="replace"><text:span text:style-name="Hyperlink">Auto-Differentiation Compatibility</text:span><text:tab/>5</text:a></text:p>
          <text:p text:style-name="P30"><text:a xlink:href="#_Toc27381116" office:target-frame-name="_top" xlink:show="replace"><text:span text:style-name="Hyperlink">Building on Windows</text:span><text:tab/>5</text:a></text:p>
          <text:p text:style-name="P31"><text:a xlink:href="#_Toc27381117" office:target-frame-name="_top" xlink:show="replace"><text:span text:style-name="Hyperlink">Performance Consideration and Testing</text:span><text:tab/>5</text:a></text:p>
          <text:p text:style-name="P32"><text:a xlink:href="#_Toc27381118" office:target-frame-name="_top" xlink:show="replace"><text:span text:style-name="Hyperlink">Inclusion in Git</text:span><text:tab/>6</text:a></text:p>
          <text:p text:style-name="P33"><text:a xlink:href="#_Toc27381119" office:target-frame-name="_top" xlink:show="replace"><text:span text:style-name="Hyperlink">Existing Third-Party Libraries</text:span><text:tab/>7</text:a></text:p>
          <text:p text:style-name="P34"><text:a xlink:href="#_Toc27381120" office:target-frame-name="_top" xlink:show="replace"><text:span text:style-name="Hyperlink">ADOL-C</text:span><text:tab/>7</text:a></text:p>
          <text:p text:style-name="P35"><text:a xlink:href="#_Toc27381121" office:target-frame-name="_top" xlink:show="replace"><text:span text:style-name="Hyperlink">BetaDiff</text:span><text:tab/>7</text:a></text:p>
          <text:p text:style-name="P36"><text:a xlink:href="#_Toc27381122" office:target-frame-name="_top" xlink:show="replace"><text:span text:style-name="Hyperlink">Boost</text:span><text:tab/>7</text:a></text:p>
          <text:p text:style-name="P37"><text:a xlink:href="#_Toc27381123" office:target-frame-name="_top" xlink:show="replace"><text:span text:style-name="Hyperlink">CppAD</text:span><text:tab/>8</text:a></text:p>
          <text:p text:style-name="P38"><text:a xlink:href="#_Toc27381124" office:target-frame-name="_top" xlink:show="replace"><text:span text:style-name="Hyperlink">DLib</text:span><text:tab/>8</text:a></text:p>
          <text:p text:style-name="P39"><text:a xlink:href="#_Toc27381125" office:target-frame-name="_top" xlink:show="replace"><text:span text:style-name="Hyperlink">Google Test and Google Mock</text:span><text:tab/>8</text:a></text:p>
          <text:p text:style-name="P40"><text:a xlink:href="#_Toc27381126" office:target-frame-name="_top" xlink:show="replace"><text:span text:style-name="Hyperlink">Parser</text:span><text:tab/>9</text:a></text:p>
        </text:index-body>
      </text:table-of-content>
      <text:p text:style-name="Standard"/>
      <text:p text:style-name="Standard"/>
      <text:p text:style-name="P41"/>
      <text:h text:style-name="Heading1" text:outline-level="1"><text:bookmark-start text:name="_Toc24733163"/><text:bookmark-start text:name="_Toc26775496"/><text:bookmark-start text:name="__RefHeading___Toc1397_4021172468"/><text:bookmark-start text:name="_Toc27381112"/>Document History<text:bookmark-end text:name="_Toc24733163"/><text:bookmark-end text:name="_Toc26775496"/><text:bookmark-end text:name="_Toc27381112"/><text:tab/><text:bookmark-end text:name="__RefHeading___Toc1397_4021172468"/></text:h>
      <table:table table:style-name="Table42">
        <table:table-columns>
          <table:table-column table:style-name="TableColumn43"/>
          <table:table-column table:style-name="TableColumn44"/>
          <table:table-column table:style-name="TableColumn45"/>
          <table:table-column table:style-name="TableColumn46"/>
        </table:table-columns>
        <table:table-header-rows>
          <table:table-row table:style-name="TableRow47">
            <table:table-cell table:style-name="TableCell48">
              <text:p text:style-name="TableHeading">Version</text:p>
            </table:table-cell>
            <table:table-cell table:style-name="TableCell49">
              <text:p text:style-name="TableHeading">Description</text:p>
            </table:table-cell>
            <table:table-cell table:style-name="TableCell50">
              <text:p text:style-name="TableHeading">Author</text:p>
            </table:table-cell>
            <table:table-cell table:style-name="TableCell51">
              <text:p text:style-name="TableHeading">Date</text:p>
            </table:table-cell>
          </table:table-row>
        </table:table-header-rows>
        <table:table-row table:style-name="TableRow52">
          <table:table-cell table:style-name="TableCell53">
            <text:p text:style-name="P54">V2019.12</text:p>
          </table:table-cell>
          <table:table-cell table:style-name="TableCell55">
            <text:p text:style-name="P56">Initial draft for<text:s/>version 1.0 of Casal2</text:p>
          </table:table-cell>
          <table:table-cell table:style-name="TableCell57">
            <text:p text:style-name="TableContents">S.Rasmussen</text:p>
          </table:table-cell>
          <table:table-cell table:style-name="TableCell58">
            <text:p text:style-name="P59">16/12/2019</text:p>
          </table:table-cell>
        </table:table-row>
      </table:table>
      <text:p text:style-name="Textbody"/>
      <text:p text:style-name="P60"/>
      <text:h text:style-name="Heading1" text:outline-level="1"><text:bookmark-start text:name="__RefHeading___Toc1399_4021172468"/><text:bookmark-start text:name="_Toc24733164"/><text:bookmark-start text:name="_Toc26775497"/><text:bookmark-start text:name="_Toc27381113"/>Casal2 Overview<text:bookmark-end text:name="__RefHeading___Toc1399_4021172468"/><text:bookmark-end text:name="_Toc24733164"/><text:bookmark-end text:name="_Toc26775497"/><text:bookmark-end text:name="_Toc27381113"/></text:h>
      <text:p text:style-name="Textbody">Casal2 is NIWA’s new integrated assessment tool for modelling population dynamics of marine species, including fishery stock<text:s/>assessments. Casal2 expands functionality and maintainability over its predecessor, CASAL. Casal2 can be used for quantitative assessments of marine populations, including fish, invertebrates, marine mammals, and seabirds.</text:p>
      <text:p text:style-name="Textbody">Because Casal2 supports multiple auto-differentiation systems, the way it handles third-party libraries is very specific. This document covers the considerations for including new third-party libraries and the existing third-party libraries packaged with Casal2.</text:p>
      <text:p text:style-name="Textbody"/>
      <text:h text:style-name="P61" text:outline-level="1"><text:bookmark-start text:name="_Toc27381114"/><text:soft-page-break/>New<text:s/>Third-Party Library Considerations<text:bookmark-end text:name="_Toc27381114"/></text:h>
      <text:h text:style-name="Heading2" text:outline-level="2"><text:bookmark-start text:name="_Toc27381115"/>Auto-Differentiation Compatibility<text:bookmark-end text:name="_Toc27381115"/></text:h>
      <text:p text:style-name="P62">Casal2 has been architected to allow the inclusion of multiple auto-differentiation systems, the only system in the world to do this. But this introduces very strict restrictions on the types and scope of third-party libraries usage.</text:p>
      <text:p text:style-name="P63"/>
      <text:p text:style-name="P64">A third-party library can either:</text:p>
      <text:list text:style-name="LFO9" text:continue-numbering="true">
        <text:list-item>
          <text:p text:style-name="P65">Not contribute in any way to the likelihood function; OR</text:p>
        </text:list-item>
        <text:list-item>
          <text:p text:style-name="P66">Not be used at all during an estimation run; OR</text:p>
        </text:list-item>
        <text:list-item>
          <text:p text:style-name="P67">Allow override of the double type with a custom object; OR</text:p>
        </text:list-item>
        <text:list-item>
          <text:p text:style-name="P68">You can modify the third-party library code to work with a custom object.</text:p>
        </text:list-item>
      </text:list>
      <text:p text:style-name="P69"/>
      <text:p text:style-name="P70">If you answer “Yes” to any of the above, then it’s likely that you can use the library within Casal2. If you answer “No” to<text:s/>all<text:s/>the above, then you will be unable to use the library within Casal2.</text:p>
      <text:p text:style-name="P71"/>
      <text:p text:style-name="P72">e.g.<text:s/></text:p>
      <text:p text:style-name="P73">Boost Matrix library – This library would be used for matrix manipulation and calculations during a model iteration (i.e. contributes to likelihood score) and it does not allow the overriding of the double type.<text:s/></text:p>
      <text:p text:style-name="P74"/>
      <text:p text:style-name="P75">So, on the outset we cannot use this library without modifying the source code to work with a custom object. This adds a huge amount of overhead to the Casal2 project, so it’d be recommended to not use this library and instead rely on something that is auto-diff compatible.</text:p>
      <text:h text:style-name="Heading2" text:outline-level="2"><text:bookmark-start text:name="_Toc27381116"/>Building on Windows<text:bookmark-end text:name="_Toc27381116"/></text:h>
      <text:p text:style-name="P76">Some third-party libraries have been primarily designed for Linux use only. Getting them to compile on Windows can be problematic. Casal2 primarily uses the GCC compiler chain, so the Linux and Windows variances are minimised.</text:p>
      <text:p text:style-name="P77"/>
      <text:p text:style-name="P78">Where the third-party library only comes with build scripts for a Linux environment, Casal2 will use MSYS as a posix compliant command line for building on Windows. MSYS is preferred over other Posix command line environments like Cygwin as MSYS does not impose any dependencies on the binary being built (e.g. Cygwin requires linking to a Cygwin DLL).</text:p>
      <text:p text:style-name="P79"/>
      <text:p text:style-name="P80">Each third-party library that requires a Linux style command line for building is packaged with its own version of MSYS. We modify the /etc/profile file to run the compilation on start-up, then automatically exit. This gets monitored from the Casal2 build system for completion.<text:s/></text:p>
      <text:h text:style-name="Heading2" text:outline-level="2"><text:bookmark-start text:name="_Toc27381117"/>Performance Consideration and Testing<text:bookmark-end text:name="_Toc27381117"/></text:h>
      <text:p text:style-name="Textbody">We do not have any performance considerations or tests for third-party libraries in Casal2.</text:p>
      <text:p text:style-name="Textbody"/>
      <text:p text:style-name="Textbody">The Casal2 package has been built in a way where third-party libraries do not typically interact or interfere with each other. The third-party libraries that are using during the execution of a model (e.g. auto-diff minimiser) are all isolated from each other.</text:p>
      <text:p text:style-name="Textbody"/>
      <text:p text:style-name="Textbody">When adding new third-party libraries, we do not typically need to consider performance of that library in the wider context of Casal2. The restrictions on third-party library usage typically disallow general libraries to be added freely preventing this.</text:p>
      <text:h text:style-name="Heading2" text:outline-level="2"><text:bookmark-start text:name="_Toc27381118"/><text:soft-page-break/>Inclusion in Git<text:bookmark-end text:name="_Toc27381118"/></text:h>
      <text:p text:style-name="Textbody">Casal2 packages all third-party libraries as part of the source code. This is an explicitly requirement so Science staff can work on the Casal2 code base without an Internet connection (e.g. on a boat or plane) as this is a common scenario.</text:p>
      <text:p text:style-name="Textbody">With that in mind, Git does not allow for files over 100MB. If your library is more than 100MB, you either need to split the archive or remove components to make sure it’s small enough.</text:p>
      <text:p text:style-name="Textbody"/>
      <text:h text:style-name="P81" text:outline-level="1"><text:bookmark-start text:name="_Toc27381119"/><text:soft-page-break/>Existing Third-Party Libraries<text:bookmark-end text:name="_Toc27381119"/></text:h>
      <text:h text:style-name="Heading2" text:outline-level="2"><text:bookmark-start text:name="_Toc27381120"/>ADOL-C<text:bookmark-end text:name="_Toc27381120"/></text:h>
      <text:p text:style-name="Textbody">Link:<text:s/><text:a xlink:href="https://projects.coin-or.org/ADOL-C" office:target-frame-name="_top" xlink:show="replace"><text:span text:style-name="Hyperlink">https://projects.coin-or.org/ADOL-C</text:span></text:a></text:p>
      <text:p text:style-name="Textbody">License:<text:s/>Eclipse Public Licence (EPL) or GNU General Public Licence (GPL)</text:p>
      <text:p text:style-name="Textbody"/>
      <text:p text:style-name="Textbody">ADOL-C is an auto-differentiation library that does not include a solver. Casal2 uses a copy of the FMM/Numerical Differences solver from the BetaDiff code to build an ADOL-C based auto-differentiation based minimiser.<text:s/></text:p>
      <text:p text:style-name="Textbody"/>
      <text:p text:style-name="Textbody">ADOL-C does not build cleanly for Windows using MinGW, because of this the third-party build system includes MSYS for building ADOL-C.</text:p>
      <text:p text:style-name="Textbody"/>
      <text:p text:style-name="Textbody">Casal2 has not customised the ADOL-C code.</text:p>
      <text:p text:style-name="Textbody"/>
      <text:h text:style-name="Heading2" text:outline-level="2"><text:bookmark-start text:name="_Toc27381121"/>BetaDiff<text:bookmark-end text:name="_Toc27381121"/></text:h>
      <text:p text:style-name="Textbody">Link: None</text:p>
      <text:p text:style-name="Textbody">Licence: Unknown</text:p>
      <text:p text:style-name="Textbody"/>
      <text:p text:style-name="Textbody">BetaDiff is a NIWA developed auto-differentiation minimiser built on a version 1.8.4 ADOL-C (Aug 16<text:span text:style-name="T82">th</text:span><text:s/>1999). The ADOL-C code has been heavily modified to provide an interface like AUTODIFF/ADMB.<text:s/></text:p>
      <text:p text:style-name="Textbody"/>
      <text:p text:style-name="Textbody">Casal2 has customised BetaDiff with overrides for converting from an adouble to a std::stringstream for outputting values in reports etc.<text:s/></text:p>
      <text:p text:style-name="Textbody"/>
      <text:p text:style-name="Textbody">The code for BetaDiff is no longer being actively maintained by NIWA, so the version in Casal2 is considered the latest. There is no repository for BetaDiff.</text:p>
      <text:p text:style-name="Textbody"><text:s/></text:p>
      <text:h text:style-name="Heading2" text:outline-level="2"><text:bookmark-start text:name="_Toc27381122"/>Boost<text:bookmark-end text:name="_Toc27381122"/></text:h>
      <text:p text:style-name="Normal">Link:<text:s/><text:a xlink:href="https://www.boost.org" office:target-frame-name="_top" xlink:show="replace"><text:span text:style-name="Hyperlink">https://www.boost.org</text:span></text:a></text:p>
      <text:p text:style-name="Normal">Licence: Boost Software Licence, Version 1.0</text:p>
      <text:p text:style-name="Normal"/>
      <text:p text:style-name="Normal">Boost is a collection of C++ libraries together under a single project to provide a wide range of extra functionality to the base C++ language. Many Boost libraries eventually become part of the C++ standard, so it’s always a good approach to include Boost in your project.</text:p>
      <text:p text:style-name="Normal"/>
      <text:p text:style-name="Normal">Casal2 specifically uses Boost for:</text:p>
      <text:list text:style-name="LFO10" text:continue-numbering="true">
        <text:list-item>
          <text:p text:style-name="P83">Reading and Parsing the command line parameters</text:p>
        </text:list-item>
        <text:list-item>
          <text:p text:style-name="P84">String manipulation by using Boost::split() and Boost::join() methods.</text:p>
        </text:list-item>
        <text:list-item>
          <text:p text:style-name="P85">Random number generation that is consistent across OS/CPU as the standard C++ random number generator is not.</text:p>
        </text:list-item>
      </text:list>
      <text:p text:style-name="Normal"/>
      <text:p text:style-name="Normal">Casal2 did use Boost for threading, but this was modified when the Boost threading functionality was incorporated into the C++ standard.</text:p>
      <text:p text:style-name="Normal"/>
      <text:p text:style-name="Normal">Casal2 does not modify the source code for Boost. Casal2 does strip all the documentation/man pages from the Boost archive to bring it down below 100MB before committing it to the repository. In the future, it’d be ideal to either use GitHub LFS or 7zip to get around this issue.</text:p>
      <text:h text:style-name="Heading2" text:outline-level="2"><text:bookmark-start text:name="_Toc27381123"/>CppAD<text:bookmark-end text:name="_Toc27381123"/></text:h>
      <text:p text:style-name="Normal">Link:<text:s/>https://coin-or.github.io/CppAD/doc/cppad.htm</text:p>
      <text:p text:style-name="Normal">License: Eclipse Public License or GNU General Public License v2 (GPL v2)</text:p>
      <text:p text:style-name="Normal"/>
      <text:p text:style-name="Normal">CppAD (C++ Auto-Differentiation) is an auto-differentiation library and minimiser (using IPOpt Solver).<text:s/></text:p>
      <text:p text:style-name="Normal"/>
      <text:p text:style-name="Textbody">CppAD<text:s/>does not build cleanly for Windows using MinGW, because of this the third-party build system includes MSYS for compiling CppAD.</text:p>
      <text:p text:style-name="Textbody"/>
      <text:p text:style-name="Textbody">Casal2 has not customised the<text:s/>CppAD<text:s/>code.<text:s/>The third-party libraries that CppAD requires have been pre-downloaded and included with the CppAD third-party library. If you look through the CppAD build instructions you can see instructions for downloading these with the provided CppAD scripts.</text:p>
      <text:h text:style-name="Heading2" text:outline-level="2"><text:bookmark-start text:name="_Toc27381124"/>DLib<text:bookmark-end text:name="_Toc27381124"/></text:h>
      <text:p text:style-name="Normal">Link: https://dlib.net/</text:p>
      <text:p text:style-name="Normal">License: Boost Software License V 1.0</text:p>
      <text:p text:style-name="Normal"/>
      <text:p text:style-name="Normal">Dlib is a modern C++ toolkit containing machine learning algorithms and tools for creating complex software in C++ to solve real world problems. DLib provides minimisation capabilities but is not an auto-differentiation system. DLib is one of the non-auto-diff minimisers included with Casal2.</text:p>
      <text:p text:style-name="Normal"/>
      <text:p text:style-name="Normal">Casal2 has not customised the DLib code.</text:p>
      <text:h text:style-name="Heading2" text:outline-level="2"><text:bookmark-start text:name="_Toc27381125"/>Google Test and Google Mock<text:bookmark-end text:name="_Toc27381125"/></text:h>
      <text:p text:style-name="Textbody">Link:</text:p>
      <text:p text:style-name="Textbody">License:</text:p>
      <text:p text:style-name="Textbody"/>
      <text:p text:style-name="Textbody">The Google Test library is the unit testing library used by Casal2. All unit tests in Casal2 are developed using Google Test.</text:p>
      <text:p text:style-name="Textbody">The Google Mock library is used to create mock objects in the code to make unit testing easier. This allows us to create simple objects with scripted behaviour to reduce the complexity of unit testing<text:s/><text:soft-page-break/>inter-connected objects.</text:p>
      <text:p text:style-name="Textbody"/>
      <text:p text:style-name="Textbody">The Google libraries are only run during unit testing, so do not need to be Auto-Diff compatible. There are currently no Auto-Diff unit tests.<text:s/></text:p>
      <text:p text:style-name="Textbody"/>
      <text:p text:style-name="Textbody">Casal2 has not customised the Google Test and Google Mock code.</text:p>
      <text:h text:style-name="Heading2" text:outline-level="2"><text:bookmark-start text:name="_Toc27381126"/>Parser<text:bookmark-end text:name="_Toc27381126"/></text:h>
      <text:p text:style-name="Normal">Link: http://www.gammon.com.au</text:p>
      <text:p text:style-name="Normal">License: Unknown Open Source License</text:p>
      <text:p text:style-name="Normal"/>
      <text:p text:style-name="Normal">The Gammon Parser is an expression parser than allows us to use user defined equations in Casal2. It’s a header-only library, so we do not need to compile it as part of the build system.</text:p>
      <text:p text:style-name="Normal"/>
      <text:p text:style-name="Normal">Casal2 has heavily modified the Gammon Parser to allow it to support the use of Casal2 addressables. As the Gammon Parser appears to be abandoned by its owner, we do not expect any new versions to be released so do not have to consider the upgrade path.</text:p>
      <text:p text:style-name="P8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NZ"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paragraph-properties fo:background-color="#999999"/>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background-color="#CCCCCC"/>
      <style:text-properties fo:font-weight="bold" style:font-weight-asian="bold" style:font-weight-complex="bold" fo:font-size="12pt" style:font-size-asian="12pt" style:font-size-complex="12pt" fo:hyphenate="false"/>
    </style:style>
    <style:style style:name="Heading3" style:display-name="Heading 3" style:family="paragraph" style:parent-style-name="Heading" style:next-style-name="Textbody" style:default-outline-level="3">
      <style:paragraph-properties fo:background-color="#E6E6E6"/>
      <style:text-properties fo:font-weight="bold" style:font-weight-asian="bold" style:font-weight-complex="bold" fo:font-style="italic" style:font-style-asian="italic" style:font-style-complex="italic" fo:font-size="11pt" style:font-size-asian="11pt" style:font-size-complex="11pt" fo:hyphenate="false"/>
    </style:style>
    <style:style style:name="Normal" style:display-name="Normal" style:family="paragraph">
      <style:paragraph-properties fo:margin-bottom="0.0833in"/>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ntentsHeading" style:display-name="Contents Heading"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ListParagraph" style:display-name="List Paragraph" style:family="paragraph" style:parent-style-name="Normal">
      <style:paragraph-properties fo:margin-left="0.5in">
        <style:tab-stops/>
      </style:paragraph-properties>
      <style:text-properties style:font-size-complex="10.5pt" fo:hyphenate="false"/>
    </style:style>
    <style:style style:name="TOC1" style:display-name="TOC 1" style:family="paragraph" style:parent-style-name="Normal" style:next-style-name="Normal" style:auto-update="true">
      <style:paragraph-properties fo:margin-bottom="0.0694in"/>
      <style:text-properties style:font-size-complex="10.5pt"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size-complex="10.5pt"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style:font-size-complex="10.5pt"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Times New Roman" style:font-name-asian="SimSun"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7LVL1" style:family="text">
      <style:text-properties style:font-name="Symbol" style:font-name-asian="SimSun" style:font-name-complex="Manga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Times New Roman" style:font-name-asian="SimSun" style:font-name-complex="Times New Roman"/>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10LVL1" style:family="text">
      <style:text-properties style:font-name="Times New Roman" style:font-name-asian="SimSun" style:font-name-complex="Times New Roman"/>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 style:parent-style-name="Header" style:family="paragraph">
      <style:text-properties fo:font-size="8pt" style:font-size-asian="8pt" style:font-size-complex="8pt"/>
    </style:style>
    <style:style style:name="P3" style:parent-style-name="Header" style:family="paragraph">
      <style:text-properties fo:font-style="italic" style:font-style-asian="italic" style:font-style-complex="italic" fo:font-size="8pt" style:font-size-asian="8pt" style:font-size-complex="8pt"/>
    </style:style>
    <style:style style:name="T4" style:parent-style-name="DefaultParagraphFont" style:family="text">
      <style:text-properties fo:font-style="italic" style:font-style-asian="italic" style:font-style-complex="italic" fo:font-size="8pt" style:font-size-asian="8pt" style:font-size-complex="8pt"/>
    </style:style>
    <style:style style:name="T5" style:parent-style-name="DefaultParagraphFont" style:family="text">
      <style:text-properties fo:font-style="italic" style:font-style-asian="italic" style:font-style-complex="italic" fo:font-size="8pt" style:font-size-asian="8pt" style:font-size-complex="8pt"/>
    </style:style>
    <style:style style:name="T6" style:parent-style-name="DefaultParagraphFont" style:family="text">
      <style:text-properties fo:font-style="italic" style:font-style-asian="italic" style:font-style-complex="italic" fo:font-size="8pt" style:font-size-asian="8pt" style:font-size-complex="8pt"/>
    </style:style>
    <style:style style:name="T7" style:parent-style-name="DefaultParagraphFont" style:family="text">
      <style:text-properties fo:font-style="italic" style:font-style-asian="italic" style:font-style-complex="italic" fo:font-size="8pt" style:font-size-asian="8pt" style:font-size-complex="8pt"/>
    </style:style>
  </office:automatic-styles>
  <office:master-styles>
    <style:master-page style:name="MP0" style:page-layout-name="PL0">
      <style:header>
        <text:p text:style-name="P2">Casal2 –<text:s/>Third-Party Libraries</text:p>
        <text:p text:style-name="P3">Author: Scott Rasmussen<text:tab/><text:tab/>16/12/2019</text:p>
      </style:header>
      <style:footer>
        <text:p text:style-name="Footer"><text:tab/><text:span text:style-name="T4">Page<text:s/></text:span><text:span text:style-name="T5"><text:page-number text:fixed="false">13</text:page-number></text:span><text:span text:style-name="T6"><text:s/>of<text:s/></text:span><text:span text:style-name="T7"><text:page-count>13</text:page-count></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cott Rasmussen</dc:creator>
    <meta:creation-date>2019-11-15T05:06:00Z</meta:creation-date>
    <dc:date>2019-12-15T20:34:00Z</dc:date>
    <meta:template xlink:href="Normal.dotm" xlink:type="simple"/>
    <meta:editing-cycles>213</meta:editing-cycles>
    <meta:editing-duration>PT15840S</meta:editing-duration>
    <meta:document-statistic meta:page-count="9" meta:paragraph-count="19" meta:word-count="1470" meta:character-count="9832" meta:row-count="69" meta:non-whitespace-character-count="8381"/>
  </office:meta>
</office:document-meta>
</file>